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1" style:family="text">
      <style:text-properties style:font-name="ArialMT" fo:font-size="11pt"/>
    </style:style>
    <text:list-style style:name="L1">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p>
      <text:p text:style-name="Standard"/>
      <text:p text:style-name="Standard">Die beschriebene Vorschrift entspricht einer XOR Operation. </text:p>
      <text:p text:style-name="Standard">Addition von <text:s/>zwei geraden Zahlen ergibt eine gerade Zahl.</text:p>
      <text:p text:style-name="Standard">Addition von zwei ungeraden Zahlen ergibt ebenfalls eine gerade Zahl.</text:p>
      <text:p text:style-name="Standard"><text:span text:style-name="T1"/></text:p>
      <text:p text:style-name="Standard"><text:span text:style-name="T1">Vorschrift:</text:span></text:p>
      <text:p text:style-name="Standard"><text:span text:style-name="T1"/></text:p>
      <text:p text:style-name="Standard"><text:span text:style-name="T1">Gehe zeilenweise (ab Bildzeile 1) durch die Bildmatrix und setze Element [spalte, zeile] auf „1“, falls gilt: Bildmatrix[spalte-1, zeile-1]==1 und Bildmatrix[spalte, zeile-1]==0 oder Bildmatrix[spalte-1, zeile-1]==0 und Bildmatrix[spalte, zeile-1]==1. </text:span></text:p>
      <text:p text:style-name="Standard"/>
      <text:p text:style-name="Standard"><text:span text:style-name="T1">A := Bildmatrix[spalte-1, zeile-1]</text:span></text:p>
      <text:p text:style-name="Standard"><text:span text:style-name="T1">B := Bildmatrix[spalte, zeile-1]</text:span></text:p>
      <text:p text:style-name="Standard"><text:span text:style-name="T1"/></text:p>
      <text:p text:style-name="Standard">=&gt; <text:span text:style-name="T1"><text:s text:c="2"/>(A AND !B) OR (!A AND B)</text:span></text:p>
      <text:p text:style-name="Standard"><text:span text:style-name="T1">=&gt; A XOR B</text:span></text:p>
      <text:p text:style-name="Standard"/>
      <table:table table:name="Tabelle1" table:style-name="Tabelle1">
        <table:table-column table:style-name="Tabelle1.A" table:number-columns-repeated="2"/>
        <table:table-row>
          <table:table-cell table:style-name="Tabelle1.A1" office:value-type="string">
            <text:p text:style-name="Table_20_Contents">Aufgabe 3</text:p>
          </table:table-cell>
          <table:table-cell table:style-name="Tabelle1.B1" office:value-type="string">
            <text:p text:style-name="Table_20_Contents">Vorschrift aus Ausarbeitung</text:p>
          </table:table-cell>
        </table:table-row>
        <table:table-row>
          <table:table-cell table:style-name="Tabelle1.A2" office:value-type="string">
            <text:p text:style-name="Standard"><text:span text:style-name="T1"><text:s/>f(A, B) = { (A + B) mod 2 | A,B € N0 }</text:span></text:p>
            <text:p text:style-name="Standard"><text:span text:style-name="T1"/></text:p>
            <text:p text:style-name="Standard"><text:span text:style-name="T1">Bild(f) := {0, 1}</text:span></text:p>
            <text:p text:style-name="Standard"><text:span text:style-name="T1"/></text:p>
          </table:table-cell>
          <table:table-cell table:style-name="Tabelle1.B2" office:value-type="string">
            <text:p text:style-name="Table_20_Contents"><text:span text:style-name="T1">g(C, D) = C XOR D, mit C,D <text:s/>€ {0, 1}</text:span></text:p>
          </table:table-cell>
        </table:table-row>
      </table:table>
      <text:p text:style-name="Standard"/>
      <text:p text:style-name="Standard">Allgemein: </text:p>
      <text:p text:style-name="Standard">Sind A, B, C und D gerade Zahlen, ergeben f(A, B) und g(C, D) den Wert 0.</text:p>
      <text:p text:style-name="Standard">Ist einer der Funktionsparameter eine ungerade Zahl, erhält man den Wert 1.</text:p>
      <text:p text:style-name="Standard">=&gt; Dadurch erhält man das gleiche Ergebnis, obwohl sich die Vorschriften voneinander unterscheiden. Sie liefern die gleiche Bildmenge.</text:p>
      <text:p text:style-name="Standard"/>
      <text:p text:style-name="Standard">2)</text:p>
      <text:p text:style-name="Standard">(Farbpalette Diagonalen)</text:p>
      <text:p text:style-name="Standard"/>
      <text:p text:style-name="Standard">3)</text:p>
      <text:p text:style-name="Standard"/>
      <text:p text:style-name="Standard">a)</text:p>
      <text:p text:style-name="Standard"/>
      <text:p text:style-name="Standard">Die Abstände der Kanten von den Quadraten bemessen sich auf einen Faktor von 1/3.</text:p>
      <text:p text:style-name="Standard">Uns ist aufgefallen, dass bei der Verwendung der vier Eckpunkten lediglich die äußeren Flächen nahe den Eckpunkten erreicht werden können. Durch das Hinzunehmen der Mittelpunkte der einzelnen Kanten des Quadrats konnten auch noch die restlichen unbelegten Flächen „erreicht“ werden. </text:p>
      <text:p text:style-name="Standard">Durch das Collagetheorem erkennt man, dass das Gesamtbild auf größtmöglicher Ebene in sich selbst achtmal enthalten ist. Dadurch benötigt man acht Transformationen um den Menger-Teppich konstruieren zu können.</text:p>
      <text:p text:style-name="Standard"/>
      <text:p text:style-name="Standard">b)</text:p>
      <text:p text:style-name="Standard">Überlauf</text:p>
      <text:p text:style-name="Standard"/>
      <text:p text:style-name="Standard">Die Problematik liegt </text:p>
      <text:p text:style-name="Standard"/>
      <text:p text:style-name="Standard">=&gt; Nach Summenbildung zuerst die Modulo Operation durchführen und anschließend den Wert in der Matrix an dem entsprechenden Zeilen- und Spaltenindex setzen. Dadurch verringert sich der <text:soft-page-break/>Wertebereich auf das Intervall (-x, <text:s/>x), wobei x die Zahl darstellt, mit der die Modulooperation durchgeführt wird. Durch den resultierenden kleinen Wertebereich findet kein Überlauf stat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Schattney</meta:initial-creator>
    <meta:creation-date>2017-11-09T16:25:00</meta:creation-date>
    <dc:date>2017-11-09T17:25:27</dc:date>
    <dc:creator>Andreas Schattney</dc:creator>
    <meta:editing-duration>PT1H27S</meta:editing-duration>
    <meta:editing-cycles>7</meta:editing-cycles>
    <meta:generator>OpenOffice/4.1.3$Unix OpenOffice.org_project/413m1$Build-9783</meta:generator>
    <meta:document-statistic meta:table-count="1" meta:image-count="0" meta:object-count="0" meta:page-count="2" meta:paragraph-count="30" meta:word-count="301" meta:character-count="1987"/>
  </office:meta>
</office:document-meta>
</file>